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PERALTA MERMA, MARCO ANTONIO</text:p>
            <text:p text:style-name="P5"><text:span text:style-name="T15">Dni</text:span><text:span text:style-name="T14">:4815450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ERALTA MERMA, MARCO ANTON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815450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4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4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>LA2089</text:span></text:p>
          </table:table-cell>
          <table:table-cell table:style-name="Tabla3.A2" office:value-type="string">
            <text:p text:style-name="P6"><text:span text:style-name="T11">07:2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9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4T17:35:3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